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34.36pt" fo:break-before="auto" style:use-optimal-row-height="fals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4"/>
        <table:table-column table:style-name="co2" table:default-cell-style-name="ce4"/>
        <table:table-column table:style-name="co3" table:default-cell-style-name="ce14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Order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Order. Details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The document used to order goods and services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Pedido</text:p>
          </table:table-cell>
          <table:table-cell table:style-name="ce12" office:value-type="string">
            <text:p>Documento utilizado para solicitar bienes o servicios.</text:p>
          </table:table-cell>
          <table:table-cell table:style-name="ce21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Order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Versión UBL</text:p>
          </table:table-cell>
          <table:table-cell table:style-name="ce13"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3" office:value-type="string">
            <text:p>Order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sonalización</text:p>
          </table:table-cell>
          <table:table-cell table:style-name="ce13"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3" office:value-type="string">
            <text:p>Order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fil</text:p>
          </table:table-cell>
          <table:table-cell table:style-name="ce13"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3" office:value-type="string">
            <text:p>Order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Order assigned by the Buyer.</text:p>
          </table:table-cell>
          <table:table-cell table:style-name="ce3" office:value-type="string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úmero de pedido de comprador</text:p>
          </table:table-cell>
          <table:table-cell table:style-name="ce13" office:value-type="string">
            <text:p>Identificador único asignado al Pedido por parte de la parte Compradora.</text:p>
          </table:table-cell>
          <table:table-cell table:number-columns-repeated="1016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3" office:value-type="string">
            <text:p>Order. Sales Order Identifier. Identifier</text:p>
          </table:table-cell>
          <table:table-cell table:style-name="ce3" office:value-type="string">
            <text:p>SalesOrderID</text:p>
          </table:table-cell>
          <table:table-cell table:style-name="ce3" office:value-type="string">
            <text:p>An identifier for the Order assigned by the Seller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úmero de pedido del vendedor</text:p>
          </table:table-cell>
          <table:table-cell table:style-name="ce13" office:value-type="string">
            <text:p>Identificación dada al Pedido por el Vendedor.</text:p>
          </table:table-cell>
          <table:table-cell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Order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the Order is a copy (true) or not (false)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Indicador de copia</text:p>
          </table:table-cell>
          <table:table-cell table:style-name="ce13" office:value-type="string">
            <text:p>Indica si el documento es una copia (verdad) o no (falso).</text:p>
          </table:table-cell>
          <table:table-cell table:number-columns-repeated="1016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3" office:value-type="string">
            <text:p>Order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3" office:value-type="string">
            <text:p>Identificador único del documento generado por ordenador, que garantiza su unicidad.</text:p>
          </table:table-cell>
          <table:table-cell table:number-columns-repeated="1016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3" office:value-type="string">
            <text:p>Order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Buyer on which the Order was issued.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Fecha de emisión</text:p>
          </table:table-cell>
          <table:table-cell table:style-name="ce13" office:value-type="string">
            <text:p>Fecha que indica cuando fue emitido el Pedido asignada por el Comprador.</text:p>
          </table:table-cell>
          <table:table-cell table:number-columns-repeated="1016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3" office:value-type="string">
            <text:p>Order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Buyer on which the Order was issu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Hora de emisión</text:p>
          </table:table-cell>
          <table:table-cell table:style-name="ce13" office:value-type="string">
            <text:p>Hora de emisión del Pedido asignada por el Comprador.</text:p>
          </table:table-cell>
          <table:table-cell table:number-columns-repeated="1016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3" office:value-type="string">
            <text:p>Order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Order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3" office:value-type="string">
            <text:p>Contiene cualquier texto en formato libre referente al documento entero o al mensaje en si mismo. Este elemento puede contener notas o alguna otra información similar que no esté contenida explícitamente en ninguna otra estructura.</text:p>
          </table:table-cell>
          <table:table-cell table:number-columns-repeated="1016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3" office:value-type="string">
            <text:p>Order. Requested Invoice_ Currency Code. Code</text:p>
          </table:table-cell>
          <table:table-cell table:style-name="ce3" office:value-type="string">
            <text:p>RequestedInvoiceCurrencyCode</text:p>
          </table:table-cell>
          <table:table-cell table:style-name="ce3" office:value-type="string">
            <text:p>The currency requested for amount totals in Invoices related to this Order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factura solicitada</text:p>
          </table:table-cell>
          <table:table-cell table:style-name="ce13" office:value-type="string">
            <text:p>Moneda que se solicita para las facturas relativas a este pedido.</text:p>
          </table:table-cell>
          <table:table-cell table:number-columns-repeated="1016"/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3" office:value-type="string">
            <text:p>Order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currency in which the Document is presented. This may be the same currency as the pricing or as the tax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l pedido</text:p>
          </table:table-cell>
          <table:table-cell table:style-name="ce13" office:value-type="string">
            <text:p>Moneda en el que se presenta el Documento. Puede ser la misma moneda que la de los precios o la de los impuestos.</text:p>
          </table:table-cell>
          <table:table-cell table:number-columns-repeated="1016"/>
        </table:table-row>
        <table:table-row table:style-name="ro6">
          <table:table-cell table:style-name="ce3" office:value-type="float" office:value="14">
            <text:p>14</text:p>
          </table:table-cell>
          <table:table-cell table:style-name="ce3" office:value-type="string">
            <text:p>Order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that is used for all prices in the Order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precios</text:p>
          </table:table-cell>
          <table:table-cell table:style-name="ce13" office:value-type="string">
            <text:p>Moneda en que se especificarán todos los precios de la transacción.</text:p>
          </table:table-cell>
          <table:table-cell table:number-columns-repeated="1016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3" office:value-type="string">
            <text:p>Order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requested for tax amounts in Invoices related to this Order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impuestos</text:p>
          </table:table-cell>
          <table:table-cell table:style-name="ce13" office:value-type="string">
            <text:p>Moneda solicitada para los impuestos de las facturas relacionadas con este Pedido.</text:p>
          </table:table-cell>
          <table:table-cell table:number-columns-repeated="1016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Order. Customer Reference. Text</text:p>
          </table:table-cell>
          <table:table-cell table:style-name="ce3" office:value-type="string">
            <text:p>CustomerReference</text:p>
          </table:table-cell>
          <table:table-cell table:style-name="ce3" office:value-type="string">
            <text:p>A supplementary reference for the Order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Referencia de cliente</text:p>
          </table:table-cell>
          <table:table-cell table:style-name="ce13" office:value-type="string">
            <text:p>Referencia complementaria para este Pedido.</text:p>
          </table:table-cell>
          <table:table-cell table:number-columns-repeated="1016"/>
        </table:table-row>
        <table:table-row table:style-name="ro6">
          <table:table-cell table:style-name="ce3" office:value-type="float" office:value="17">
            <text:p>17</text:p>
          </table:table-cell>
          <table:table-cell table:style-name="ce3" office:value-type="string">
            <text:p>Order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Order as a whol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ódigo de Coste Contable</text:p>
          </table:table-cell>
          <table:table-cell table:style-name="ce13" office:value-type="string">
            <text:p>Código contable del comprador aplicado al conjunto del pedido.</text:p>
          </table:table-cell>
          <table:table-cell table:number-columns-repeated="1016"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3" office:value-type="string">
            <text:p>Order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st centre applied to the Order as a whole, expressed as tex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oste Contable</text:p>
          </table:table-cell>
          <table:table-cell table:style-name="ce13" office:value-type="string">
            <text:p>Centro de coste contable del comprador aplicado al conjunto del pedido, expresado como texto. </text:p>
          </table:table-cell>
          <table:table-cell table:number-columns-repeated="1016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Order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table:style-name="ce13" office:value-type="string">
            <text:p>Número de líneas de detalle.</text:p>
          </table:table-cell>
          <table:table-cell table:number-columns-repeated="101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Order. Validity_ Period. Period</text:p>
          </table:table-cell>
          <table:table-cell office:value-type="string">
            <text:p>ValidityPeriod</text:p>
          </table:table-cell>
          <table:table-cell office:value-type="string">
            <text:p>The period for which the Order is valid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íodo de validez</text:p>
          </table:table-cell>
          <table:table-cell office:value-type="string">
            <text:p>Período durante el que es válido el Pedido.</text:p>
          </table:table-cell>
          <table:table-cell table:style-name="ce22" table:number-columns-repeated="1016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Order. Quotation_ Document Reference. Document Reference</text:p>
          </table:table-cell>
          <table:table-cell office:value-type="string">
            <text:p>QuotationDocumentReference</text:p>
          </table:table-cell>
          <table:table-cell office:value-type="string">
            <text:p>An associative reference to Quotation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ferencia a oferta</text:p>
          </table:table-cell>
          <table:table-cell office:value-type="string">
            <text:p>Referencia asociativa a una Oferta.</text:p>
          </table:table-cell>
          <table:table-cell table:style-name="ce22" table:number-columns-repeated="1016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Order. Order_ Document Reference. Document Reference</text:p>
          </table:table-cell>
          <table:table-cell office:value-type="string">
            <text:p>OrderDocumentReference</text:p>
          </table:table-cell>
          <table:table-cell office:value-type="string">
            <text:p>An associative reference to [another] Order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pedido</text:p>
          </table:table-cell>
          <table:table-cell office:value-type="string">
            <text:p>Referencia asociativa a [otro] Pedido.</text:p>
          </table:table-cell>
          <table:table-cell table:style-name="ce22" table:number-columns-repeated="1016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Order. Originator_ Document Reference. Document Reference</text:p>
          </table:table-cell>
          <table:table-cell office:value-type="string">
            <text:p>OriginatorDocumentReference</text:p>
          </table:table-cell>
          <table:table-cell office:value-type="string">
            <text:p>An associative reference to Originator Document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ferencia a documento original</text:p>
          </table:table-cell>
          <table:table-cell office:value-type="string">
            <text:p>Referencia asociativa a un Documento Original.</text:p>
          </table:table-cell>
          <table:table-cell table:style-name="ce22" table:number-columns-repeated="1016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Order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documento adicional</text:p>
          </table:table-cell>
          <table:table-cell office:value-type="string">
            <text:p>Referencia asociativa a Documentos Adicionales.</text:p>
          </table:table-cell>
          <table:table-cell table:style-name="ce22" table:number-columns-repeated="1016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Order. Contract</text:p>
          </table:table-cell>
          <table:table-cell office:value-type="string">
            <text:p>Contract</text:p>
          </table:table-cell>
          <table:table-cell office:value-type="string">
            <text:p>An association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Contrato</text:p>
          </table:table-cell>
          <table:table-cell office:value-type="string">
            <text:p>Asociación con un Contrato.</text:p>
          </table:table-cell>
          <table:table-cell table:style-name="ce22"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Order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ociación con Firmas.</text:p>
          </table:table-cell>
          <table:table-cell table:style-name="ce22" table:number-columns-repeated="1016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Order. Buyer_ Customer Party. Customer Party</text:p>
          </table:table-cell>
          <table:table-cell office:value-type="string">
            <text:p>BuyerCustomerParty</text:p>
          </table:table-cell>
          <table:table-cell office:value-type="string">
            <text:p>An association to the Buyer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Comprador</text:p>
          </table:table-cell>
          <table:table-cell office:value-type="string">
            <text:p>Asociación con información acerca del Comprador.</text:p>
          </table:table-cell>
          <table:table-cell table:style-name="ce22" table:number-columns-repeated="1016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Order. Seller_ Supplier Party. Supplier Party</text:p>
          </table:table-cell>
          <table:table-cell office:value-type="string">
            <text:p>SellerSupplierParty</text:p>
          </table:table-cell>
          <table:table-cell office:value-type="string">
            <text:p>An association to the Seller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Vendedor</text:p>
          </table:table-cell>
          <table:table-cell office:value-type="string">
            <text:p>Asociación con información acerca del Vendedor.</text:p>
          </table:table-cell>
          <table:table-cell table:style-name="ce22" table:number-columns-repeated="1016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Order. Originator_ Customer Party. Customer Party</text:p>
          </table:table-cell>
          <table:table-cell office:value-type="string">
            <text:p>OriginatorCustomerParty</text:p>
          </table:table-cell>
          <table:table-cell office:value-type="string">
            <text:p>An association to the Originato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Originador</text:p>
          </table:table-cell>
          <table:table-cell office:value-type="string">
            <text:p>Asociación con información del Originador.</text:p>
          </table:table-cell>
          <table:table-cell table:style-name="ce22" table:number-columns-repeated="1016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Order. Freight Forwarder_ Party. Party</text:p>
          </table:table-cell>
          <table:table-cell office:value-type="string">
            <text:p>FreightForwarderParty</text:p>
          </table:table-cell>
          <table:table-cell office:value-type="string">
            <text:p>An association to a Freight Forwarder or Carri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ransitario</text:p>
          </table:table-cell>
          <table:table-cell office:value-type="string">
            <text:p>Asociación con información del Transitario o Transportista.</text:p>
          </table:table-cell>
          <table:table-cell table:style-name="ce22" table:number-columns-repeated="1016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Order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Customer Party. The party that Invoice is expected to be sent to if not the buyer part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Pagador</text:p>
          </table:table-cell>
          <table:table-cell office:value-type="string">
            <text:p>Asociación con el Contable del Cliente. La parte a la que se le debe enviar la Factura, si es distinta del comprador.</text:p>
          </table:table-cell>
          <table:table-cell table:style-name="ce22"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Order. Delivery</text:p>
          </table:table-cell>
          <table:table-cell office:value-type="string">
            <text:p>Delivery</text:p>
          </table:table-cell>
          <table:table-cell office:value-type="string">
            <text:p>An association to Delivery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Entrega</text:p>
          </table:table-cell>
          <table:table-cell office:value-type="string">
            <text:p>Asociación con Entrega.</text:p>
          </table:table-cell>
          <table:table-cell table:style-name="ce22" table:number-columns-repeated="1016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Order. Delivery Terms</text:p>
          </table:table-cell>
          <table:table-cell office:value-type="string">
            <text:p>DeliveryTerms</text:p>
          </table:table-cell>
          <table:table-cell office:value-type="string">
            <text:p>An association to Delivery Terms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ondiciones de entrega</text:p>
          </table:table-cell>
          <table:table-cell office:value-type="string">
            <text:p>Asociación con Condiciones de Entrega.</text:p>
          </table:table-cell>
          <table:table-cell table:style-name="ce22" table:number-columns-repeated="1016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Order. Payment Means</text:p>
          </table:table-cell>
          <table:table-cell office:value-type="string">
            <text:p>PaymentMeans</text:p>
          </table:table-cell>
          <table:table-cell office:value-type="string">
            <text:p>An association to Payment Means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Medios de pago</text:p>
          </table:table-cell>
          <table:table-cell office:value-type="string">
            <text:p>Asociación con los Medios de Pago.</text:p>
          </table:table-cell>
          <table:table-cell table:style-name="ce22" table:number-columns-repeated="1016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Order. Transaction Conditions</text:p>
          </table:table-cell>
          <table:table-cell office:value-type="string">
            <text:p>TransactionConditions</text:p>
          </table:table-cell>
          <table:table-cell office:value-type="string">
            <text:p>An association with any purchasing or sales conditions applying to the whole ord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ondiciones comerciales</text:p>
          </table:table-cell>
          <table:table-cell office:value-type="string">
            <text:p>Asociación con condiciones de venta aplicadas a todo el Pedido.</text:p>
          </table:table-cell>
          <table:table-cell table:style-name="ce22" table:number-columns-repeated="1016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Order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to Allowances and Charges that apply to the Order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Descuentos y cargos</text:p>
          </table:table-cell>
          <table:table-cell office:value-type="string">
            <text:p>Asociación con Descuentos y Cargos que aplican a todo el Pedido.</text:p>
          </table:table-cell>
          <table:table-cell table:style-name="ce22" table:number-columns-repeated="1016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Order. Destination_ Country. Country</text:p>
          </table:table-cell>
          <table:table-cell office:value-type="string">
            <text:p>DestinationCountry</text:p>
          </table:table-cell>
          <table:table-cell office:value-type="string">
            <text:p>An association to the country of destination (for customs purposes)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País de destino</text:p>
          </table:table-cell>
          <table:table-cell office:value-type="string">
            <text:p>Asociación con el país de destino (a efectos aduaneros).</text:p>
          </table:table-cell>
          <table:table-cell table:style-name="ce22" table:number-columns-repeated="1016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Order. Tax Total</text:p>
          </table:table-cell>
          <table:table-cell office:value-type="string">
            <text:p>TaxTotal</text:p>
          </table:table-cell>
          <table:table-cell office:value-type="string">
            <text:p>An association to the total tax amount of the Order (as calculated by the Buyer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 Impuestos</text:p>
          </table:table-cell>
          <table:table-cell office:value-type="string">
            <text:p>Asociación con la información de total de impuestos (calculados por el Comprador).</text:p>
          </table:table-cell>
          <table:table-cell table:style-name="ce22" table:number-columns-repeated="1016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Order. Anticipated_ Monetary Total. Monetary Total</text:p>
          </table:table-cell>
          <table:table-cell office:value-type="string">
            <text:p>AnticipatedMonetaryTotal</text:p>
          </table:table-cell>
          <table:table-cell office:value-type="string">
            <text:p>An association to the total amounts for the Order anticipated by the Buy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otal Anticipos</text:p>
          </table:table-cell>
          <table:table-cell office:value-type="string">
            <text:p>Asociación a los importes totales anticipados por el Comprador.</text:p>
          </table:table-cell>
          <table:table-cell table:style-name="ce22" table:number-columns-repeated="1016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Order. Order Line</text:p>
          </table:table-cell>
          <table:table-cell office:value-type="string">
            <text:p>OrderLine</text:p>
          </table:table-cell>
          <table:table-cell office:value-type="string">
            <text:p>An association to one or more Order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Línea de pedido</text:p>
          </table:table-cell>
          <table:table-cell office:value-type="string">
            <text:p>Asociación con una o más Líneas de Pedido.</text:p>
          </table:table-cell>
          <table:table-cell table:style-name="ce22" table:number-columns-repeated="1016"/>
        </table:table-row>
        <table:table-row table:style-name="ro4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4:07</dc:date>
    <meta:print-date>2008-07-28T01:55:18</meta:print-date>
    <meta:document-statistic meta:table-count="1" meta:cell-count="331" meta:object-count="0"/>
    <meta:generator>OpenOffice.org/3.0$Win32 OpenOffice.org_project/300m9$Build-9358</meta:generator>
  </office:meta>
</office:document-meta>
</file>